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29cm" fo:min-width="17.191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extBox 3" draw:style-name="gr1" draw:text-style-name="P2" draw:layer="layout" svg:width="5.634cm" svg:height="0.927cm" svg:x="2.401cm" svg:y="4.966cm">
          <text:p text:style-name="P1"><text:span text:style-name="T1">It was the best 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6.984cm" svg:height="0.927cm" svg:x="2.401cm" svg:y="5.906cm">
          <text:p text:style-name="P1"><text:span text:style-name="T1">age of wisdom, it w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2" draw:layer="layout" svg:width="6.332cm" svg:height="0.927cm" svg:x="2.401cm" svg:y="6.847cm">
          <text:p text:style-name="P1"><text:span text:style-name="T1">best of times, it w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5.176cm" svg:height="0.927cm" svg:x="2.401cm" svg:y="7.788cm">
          <text:p text:style-name="P1"><text:span text:style-name="T1">it was the age 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" draw:layer="layout" svg:width="5.176cm" svg:height="0.927cm" svg:x="2.401cm" svg:y="8.757cm">
          <text:p text:style-name="P1"><text:span text:style-name="T1">it was the age 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2" draw:layer="layout" svg:width="5.874cm" svg:height="0.927cm" svg:x="2.401cm" svg:y="9.79cm">
          <text:p text:style-name="P1"><text:span text:style-name="T1">it was the worst o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" draw:layer="layout" svg:width="5.874cm" svg:height="0.927cm" svg:x="2.401cm" svg:y="10.711cm">
          <text:p text:style-name="P1"><text:span text:style-name="T1">of times, it was t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2" draw:layer="layout" svg:width="6.1cm" svg:height="0.927cm" svg:x="2.401cm" svg:y="11.651cm">
          <text:p text:style-name="P1"><text:span text:style-name="T1">of times, it was t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2" draw:layer="layout" svg:width="6.93cm" svg:height="0.927cm" svg:x="2.409cm" svg:y="12.592cm">
          <text:p text:style-name="P1"><text:span text:style-name="T1">of wisdom, it was t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2" draw:layer="layout" svg:width="6.93cm" svg:height="0.927cm" svg:x="2.401cm" svg:y="13.521cm">
          <text:p text:style-name="P1"><text:span text:style-name="T1">the age of wisdom,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2" draw:layer="layout" svg:width="6.93cm" svg:height="0.927cm" svg:x="2.401cm" svg:y="14.496cm">
          <text:p text:style-name="P1"><text:span text:style-name="T1">the best of times,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2" draw:layer="layout" svg:width="6.93cm" svg:height="0.927cm" svg:x="2.455cm" svg:y="15.458cm">
          <text:p text:style-name="P1"><text:span text:style-name="T1">the worst of times,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3" draw:text-style-name="P2" draw:layer="layout" svg:width="6.93cm" svg:height="0.927cm" svg:x="2.401cm" svg:y="3.963cm">
          <text:p text:style-name="P1"><text:span text:style-name="T1">times, it was the 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" draw:layer="layout" svg:width="6.93cm" svg:height="0.927cm" svg:x="2.34cm" svg:y="22.095cm">
          <text:p text:style-name="P1"><text:span text:style-name="T1">times, it was the wo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5" draw:text-style-name="P2" draw:layer="layout" svg:width="6.999cm" svg:height="0.927cm" svg:x="2.34cm" svg:y="21.114cm">
          <text:p text:style-name="P1"><text:span text:style-name="T1">was the age of wisd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" draw:text-style-name="P2" draw:layer="layout" svg:width="8.419cm" svg:height="0.927cm" svg:x="2.401cm" svg:y="20.173cm">
          <text:p text:style-name="P1"><text:span text:style-name="T1">was the age of foolishness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7" draw:text-style-name="P2" draw:layer="layout" svg:width="6.711cm" svg:height="0.927cm" svg:x="2.455cm" svg:y="19.233cm">
          <text:p text:style-name="P1"><text:span text:style-name="T1">was the best of times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8" draw:text-style-name="P2" draw:layer="layout" svg:width="7.091cm" svg:height="0.927cm" svg:x="2.455cm" svg:y="18.292cm">
          <text:p text:style-name="P1"><text:span text:style-name="T1">was the worst of times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" draw:text-style-name="P2" draw:layer="layout" svg:width="7.13cm" svg:height="0.927cm" svg:x="2.455cm" svg:y="17.337cm">
          <text:p text:style-name="P1"><text:span text:style-name="T1">wisdom, it was the 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0" draw:text-style-name="P2" draw:layer="layout" svg:width="8.05cm" svg:height="0.927cm" svg:x="2.455cm" svg:y="16.397cm">
          <text:p text:style-name="P1"><text:span text:style-name="T1">worst of times, it w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3" draw:layer="layout" svg:width="17.691cm" svg:height="2.54cm" svg:x="2.248cm" svg:y="-2.681cm">
          <text:p text:style-name="P3"><text:span text:style-name="T2">The Sequence Alignment Challenge:</text:span></text:p>
          <text:p text:style-name="P3"><text:span text:style-name="T2">Arrange the contigs to make-up a sente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8:18:07.848042000</meta:creation-date>
    <dc:date>2017-10-18T18:29:21.889988000</dc:date>
    <meta:editing-duration>PT11M18S</meta:editing-duration>
    <meta:editing-cycles>2</meta:editing-cycles>
    <meta:generator>LibreOffice/5.3.4.2$MacOSX_X86_64 LibreOffice_project/f82d347ccc0be322489bf7da61d7e4ad13fe2ff3</meta:generator>
    <meta:document-statistic meta:object-count="21"/>
  </office:meta>
</office:document-meta>
</file>